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245eb2"/>
    </style:style>
    <style:style style:name="P6" style:family="paragraph" style:parent-style-name="Standard">
      <style:text-properties officeooo:rsid="0056e0b5" officeooo:paragraph-rsid="0056e0b5"/>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T5" style:family="text">
      <style:text-properties officeooo:rsid="0057e01c"/>
    </style:style>
    <style:style style:name="T6" style:family="text">
      <style:text-properties officeooo:rsid="0057dee4"/>
    </style:style>
    <style:style style:name="T7" style:family="text">
      <style:text-properties fo:font-size="11pt"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6069339968" text:id="ct36069339968">
          <text:insertion>
            <office:change-info>
              <dc:creator>Unknown Author</dc:creator>
              <dc:date>2026-01-25T10:12:05</dc:date>
            </office:change-info>
          </text:insertion>
        </text:changed-region>
        <text:changed-region xml:id="ct36114059968" text:id="ct36114059968">
          <text:UnknownChange>
            <office:change-info>
              <dc:creator>Unknown Author</dc:creator>
              <dc:date>2026-01-25T10:09:59</dc:date>
            </office:change-info>
          </text:UnknownChange>
        </text:changed-region>
        <text:changed-region xml:id="ct36112995008" text:id="ct36112995008">
          <text:format-change>
            <office:change-info>
              <dc:creator>Unknown Author</dc:creator>
              <dc:date>2026-01-18T20:09:28</dc:date>
            </office:change-info>
          </text:format-change>
        </text:changed-region>
        <text:changed-region xml:id="ct36097161920" text:id="ct36097161920">
          <text:insertion>
            <office:change-info>
              <dc:creator>Unknown Author</dc:creator>
              <dc:date>2026-01-25T10:18:04</dc:date>
            </office:change-info>
          </text:insertion>
        </text:changed-region>
        <text:changed-region xml:id="ct36053492480" text:id="ct36053492480">
          <text:UnknownChange>
            <office:change-info>
              <dc:creator>Unknown Author</dc:creator>
              <dc:date>2026-01-25T10:18:09</dc:date>
            </office:change-info>
          </text:UnknownChange>
        </text:changed-region>
        <text:changed-region xml:id="ct36065177152" text:id="ct36065177152">
          <text:UnknownChange>
            <office:change-info>
              <dc:creator>Unknown Author</dc:creator>
              <dc:date>2026-01-25T10:10:05</dc:date>
            </office:change-info>
          </text:UnknownChange>
        </text:changed-region>
        <text:changed-region xml:id="ct36072903040" text:id="ct36072903040">
          <text:format-change>
            <office:change-info>
              <dc:creator>Unknown Author</dc:creator>
              <dc:date>2026-01-18T20:09:59</dc:date>
            </office:change-info>
          </text:format-change>
        </text:changed-region>
        <text:changed-region xml:id="ct36072905280" text:id="ct36072905280">
          <text:format-change loext:style-name="T7">
            <office:change-info>
              <dc:creator>Unknown Author</dc:creator>
              <dc:date>2026-01-18T20:10:19</dc:date>
            </office:change-info>
          </text:format-change>
        </text:changed-region>
        <text:changed-region xml:id="ct36072904640" text:id="ct36072904640">
          <text:deletion>
            <office:change-info>
              <dc:creator>Unknown Author</dc:creator>
              <dc:date>2026-01-18T22:02:04</dc:date>
            </office:change-info>
            <text:p text:style-name="Standard"/>
            <text:p text:style-name="Standard"/>
          </text:deletion>
        </text:changed-region>
        <text:changed-region xml:id="ct36072904960" text:id="ct36072904960">
          <text:insertion>
            <office:change-info>
              <dc:creator>Unknown Author</dc:creator>
              <dc:date>2026-01-18T21:28:03</dc:date>
            </office:change-info>
          </text:insertion>
        </text:changed-region>
        <text:changed-region xml:id="ct36072903360" text:id="ct36072903360">
          <text:insertion>
            <office:change-info>
              <dc:creator>Unknown Author</dc:creator>
              <dc:date>2026-01-18T21:29:17</dc:date>
            </office:change-info>
          </text:insertion>
        </text:changed-region>
        <text:changed-region xml:id="ct36072902080" text:id="ct36072902080">
          <text:format-change>
            <office:change-info>
              <dc:creator>Unknown Author</dc:creator>
              <dc:date>2026-01-18T20:41:46</dc:date>
            </office:change-info>
          </text:format-change>
        </text:changed-region>
        <text:changed-region xml:id="ct36066968192" text:id="ct36066968192">
          <text:insertion>
            <office:change-info>
              <dc:creator>Unknown Author</dc:creator>
              <dc:date>2026-01-18T21:33:17</dc:date>
            </office:change-info>
          </text:insertion>
        </text:changed-region>
        <text:changed-region xml:id="ct36065167552" text:id="ct36065167552">
          <text:UnknownChange>
            <office:change-info>
              <dc:creator>Unknown Author</dc:creator>
              <dc:date>2026-01-25T10:10:17</dc:date>
            </office:change-info>
          </text:UnknownChange>
        </text:changed-region>
        <text:changed-region xml:id="ct36065169152" text:id="ct36065169152">
          <text:UnknownChange>
            <office:change-info>
              <dc:creator>Unknown Author</dc:creator>
              <dc:date>2026-01-25T10:10:24</dc:date>
            </office:change-info>
          </text:UnknownChange>
        </text:changed-region>
        <text:changed-region xml:id="ct36065174272" text:id="ct36065174272">
          <text:UnknownChange>
            <office:change-info>
              <dc:creator>Unknown Author</dc:creator>
              <dc:date>2026-01-25T10:10:48</dc:date>
            </office:change-info>
          </text:UnknownChange>
        </text:changed-region>
        <text:changed-region xml:id="ct36065175232" text:id="ct36065175232">
          <text:UnknownChange>
            <office:change-info>
              <dc:creator>Unknown Author</dc:creator>
              <dc:date>2026-01-25T10:10:34</dc:date>
            </office:change-info>
          </text:UnknownChange>
        </text:changed-region>
        <text:changed-region xml:id="ct36124558592" text:id="ct36124558592">
          <text:insertion>
            <office:change-info>
              <dc:creator>Unknown Author</dc:creator>
              <dc:date>2026-01-25T16:17: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2"><text:a xlink:type="simple" xlink:href="#__RefHeading___Toc1214_3699553880" office:name="Úvod" text:style-name="Index_20_Link" text:visited-style-name="Index_20_Link">1 Úvod<text:tab/>3</text:a></text:p>
            <text:p text:style-name="P3"><text:a xlink:type="simple" xlink:href="#__RefHeading___Toc1369_3699553880" office:name="Adam" text:style-name="Index_20_Link" text:visited-style-name="Index_20_Link">1.1 Adam<text:tab/>3</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4</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8</text:a></text:p>
            <text:p text:style-name="P3"><text:a xlink:type="simple" xlink:href="#__RefHeading___Toc1220_3699553880" office:name="Pokroky ve výzkumu genetických biomarkerů" text:style-name="Index_20_Link" text:visited-style-name="Index_20_Link">3.1 Pokroky ve výzkumu genetických biomarkerů<text:tab/>8</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9</text:a></text:p>
          </text:index-body>
        </text:table-of-content>
        <text:h text:style-name="Heading_20_1" text:outline-level="1" text:is-list-header="true"><text:change-start text:change-id="ct36069339968"/></text:h>
        <text:h text:style-name="Heading_20_1" text:outline-level="1"><text:bookmark-start text:name="__RefHeading___Toc1214_3699553880"/><text:change-end text:change-id="ct36069339968"/><text:change-start text:change-id="ct36114059968"/>Úvod<text:bookmark-end text:name="__RefHeading___Toc1214_3699553880"/><text:change-end text:change-id="ct36114059968"/></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change-start text:change-id="ct36112995008"/><text:span text:style-name="T1">regionech.</text:span><text:change-end text:change-id="ct36112995008"/><text:change-start text:change-id="ct36097161920"/></text:p>
        <text:p text:style-name="P4"/>
        <text:h text:style-name="Heading_20_2" text:outline-level="2"><text:bookmark-start text:name="__RefHeading___Toc1369_3699553880"/><text:change-start text:change-id="ct36053492480"/>Adam<text:bookmark-end text:name="__RefHeading___Toc1369_3699553880"/><text:change-end text:change-id="ct36097161920"/><text:change-end text:change-id="ct36053492480"/></text:h>
        <text:h text:style-name="Heading_20_1" text:outline-level="1"><text:bookmark-start text:name="__RefHeading___Toc1216_3699553880"/><text:change-start text:change-id="ct36065177152"/>Efektivní řízení hospitalizačních procesů a optimalizace lůžkových kapacit<text:bookmark-end text:name="__RefHeading___Toc1216_3699553880"/><text:change-end text:change-id="ct36065177152"/></text:h>
        <text:p text:style-name="Standard">Robotická chirurgie přináší vyšší přesnost zákroků, kratší dobu <text:change-start text:change-id="ct36072903040"/><text:span text:style-name="T2">rekonvalescence</text:span><text:change-end text:change-id="ct36072903040"/>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change-start text:change-id="ct36072905280"/><text:span text:style-name="T3">regeneraci</text:span><text:change-end text:change-id="ct36072905280"/> svalů, kloubů a nervové soustavy.<text:change text:change-id="ct36072904640"/>Ekonomické a klinické výhody pro pacienty</text:p>
        <text:p text:style-name="Standard">Inovativní přístupy k řízení chronických <text:change-start text:change-id="ct36072904960"/><text:s text:c="6"/><text:change-end text:change-id="ct36072904960"/><text:change-start text:change-id="ct36072903360"/><text:s text:c="13"/><text:change-end text:change-id="ct36072903360"/>onemocnění v <text:change-start text:change-id="ct36072902080"/><text:span text:style-name="T4">praxi</text:span><text:change-end text:change-id="ct36072902080"/></text:p>
        <text:p text:style-name="P5">Rozvoj tzv.tekutých biopsií, <text:change-start text:change-id="ct36066968192"/><text:s text:c="16"/><text:change-end text:change-id="ct36066968192"/>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text:soft-page-break/>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text:soft-page-break/>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text:soft-page-break/>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Standard">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h text:style-name="Heading_20_1" text:outline-level="1"><text:bookmark-start text:name="__RefHeading___Toc1218_3699553880"/><text:change-start text:change-id="ct36065167552"/>Psychosociální podpora jako klíčový faktor v péči o pacienty<text:bookmark-end text:name="__RefHeading___Toc1218_3699553880"/><text:change-end text:change-id="ct36065167552"/></text:h>
        <text:h text:style-name="Heading_20_2" text:outline-level="2"><text:bookmark-start text:name="__RefHeading___Toc1220_3699553880"/><text:change-start text:change-id="ct36065169152"/>Pokroky ve výzkumu genetických biomarkerů<text:bookmark-end text:name="__RefHeading___Toc1220_3699553880"/><text:change-end text:change-id="ct36065169152"/></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text:change-start text:change-id="ct36065174272"/><text:change-start text:change-id="ct36065175232"/><text:soft-page-break/>Personalizované přístupy k léčbě neurodegenerativních onemocnění<text:bookmark-end text:name="__RefHeading___Toc1222_3699553880"/><text:change-end text:change-id="ct36065174272"/><text:change-end text:change-id="ct36065175232"/></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text:soft-page-break/>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p text:style-name="Standard">Závěr</text:p>
        <text:p text:style-name="Standard">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text:soft-page-break/>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6124558592"/></text:p>
        <text:p text:style-name="Standard"/>
        <text:p text:style-name="P6"><text:span text:style-name="T5">1.</text:span><text:span text:style-name="T6"> </text:span>Seznam obrázků<text:change-end text:change-id="ct36124558592"/></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1-25T16:18:06.234999000</dc:date>
    <meta:generator>LibreOffice/25.8.3.2$MacOSX_AARCH64 LibreOffice_project/8ca8d55c161d602844f5428fa4b58097424e324e</meta:generator>
    <meta:initial-creator/>
    <meta:creation-date>2025-12-28T20:01:58.000</meta:creation-date>
    <meta:keyword/>
    <meta:editing-duration>PT8H40M33S</meta:editing-duration>
    <meta:editing-cycles>53</meta:editing-cycles>
    <meta:document-statistic meta:table-count="0" meta:image-count="0" meta:object-count="0" meta:page-count="11" meta:paragraph-count="79" meta:word-count="2243" meta:character-count="17681" meta:non-whitespace-character-count="15488"/>
    <meta:user-defined meta:name="Category"/>
    <meta:user-defined meta:name="Company"/>
    <meta:user-defined meta:name="IndividualWorkKey"/>
    <meta:user-defined meta:name="Manager"/>
  </office:meta>
</office:document-meta>
</file>